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paragraph-properties fo:margin-bottom="0.0972in" fo:line-height="115%"/>
      <style:text-properties style:font-name="Times" fo:font-size="12.0pt"/>
    </style:style>
    <style:style style:name="P4"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P5" style:family="paragraph" style:parent-style-name="Standard">
      <style:paragraph-properties fo:margin-bottom="0.0972in" fo:line-height="115%">
        <style:tab-stops>
          <style:tab-stop style:position="0.3938in"/>
        </style:tab-stops>
      </style:paragraph-properties>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text:list-style style:name="L1">
      <text:list-level-style-number text:level="1" style:num-suffix=")" style:num-format="a">
        <style:list-level-properties text:space-before="0.25in" text:min-label-width="0.25in"/>
      </text:list-level-style-number>
    </text:list-style>
  </office:automatic-styles>
  <office:body>
    <office:text>
      <text:p text:style-name="P1"><text:span text:style-name="T1">Scénario A : Organisation d’un évènement</text:span></text:p>
      <text:p text:style-name="P1"><text:span text:style-name="T2">Réunion 3 : Planification de l’évènement</text:span></text:p>
      <text:p text:style-name="P1"/>
      <text:p text:style-name="P2"><text:span text:style-name="T1">Objectif de la réunion</text:span><text:span text:style-name="T3"> (~une phrase)</text:span><text:s/>:</text:p>
      <text:p text:style-name="P2"/>
      <text:p text:style-name="P2">L’objectif de la réunion est l’organisation pratique de la kermesse digitale.</text:p>
      <text:p text:style-name="P2"><text:span text:style-name="T1">Ordre du jour</text:span><text:span text:style-name="T3"><text:s/>: </text:span></text:p>
      <text:p text:style-name="P2"/>
      <text:p text:style-name="P2">1. Fixer la date</text:p>
      <text:p text:style-name="P2">2. Déterminer le budget</text:p>
      <text:p text:style-name="P2">3. Déterminer les taches et les distribuer</text:p>
      <text:p text:style-name="P2"/>
      <text:p text:style-name="P2"><text:span text:style-name="T1">Résumé</text:span><text:span text:style-name="T3"><text:s/>(~8-10 phrases)</text:span><text:s/>:</text:p>
      <text:p text:style-name="P2">La date de l’évènement a été modifiée au 7 mai pour ne pas coïncider avec l’armistice le 8 mai. Les taches ont été redéfinies et distribuées entre les membres de l’équipe. Nelly s’occupera du jeu de quilles et de la communications auprès des influenceurs. Jean marc fera la trésorerie et le concours de soupe. Véronique contactera la mairie pour la réservation e la salle et la communication dans le bulletin municipal ainsi que les résidants de l’Ehpad, Bastien <text:s/>se chargera de contacter les livreurs Amazon et de louer les casques VR et Tout le monde participera à la fabrication du Carmentran à l’effigie de Jeff Bezos</text:p>
      <text:p text:style-name="P2"/>
      <text:p text:style-name="P2"><text:span text:style-name="T3">Date évènement :</text:span><text:s/>La date est le 7 mai plutôt que le 8 mai pour éviter l’Armistice.</text:p>
      <text:p text:style-name="P2"/>
      <text:p text:style-name="P2"><text:span text:style-name="T3">Répartition des tâches :</text:span></text:p>
      <text:p text:style-name="P3">Tâche 1: Trésorerie</text:p>
      <text:list text:style-name="L1">
        <text:list-item>
          <text:p text:style-name="P4"><text:s/>Gestion du budget et contact de différents organism pour apporter de l’argent pour l’organisation. Un budget de pas plus de 1000 euros.</text:p>
        </text:list-item>
        <text:list-item>
          <text:p text:style-name="P4">Date : </text:p>
        </text:list-item>
        <text:list-item>
          <text:p text:style-name="P4">Responsable : Jean Marc</text:p>
        </text:list-item>
      </text:list>
      <text:p text:style-name="P2"/>
      <text:p text:style-name="P3">Tache 2 : Organisation de la course de colis.</text:p>
      <text:list text:style-name="L1">
        <text:list-item>
          <text:p text:style-name="P4">Contacter des livreur amazon sur les réseaux sociaux grâce à un prix qui sera des bons d’achat sur Amazon.</text:p>
        </text:list-item>
        <text:list-item>
          <text:p text:style-name="P4">Date : </text:p>
        </text:list-item>
        <text:list-item>
          <text:p text:style-name="P4">Responsable : Bastien</text:p>
        </text:list-item>
      </text:list>
      <text:p text:style-name="P3">Tache 3 : Organisation de jeu de quilles</text:p>
      <text:list text:style-name="L1">
        <text:list-item>
          <text:p text:style-name="P4">Budget achat de quilles et matériel pour l’activité</text:p>
        </text:list-item>
        <text:list-item>
          <text:p text:style-name="P4">Date : </text:p>
        </text:list-item>
        <text:list-item>
          <text:p text:style-name="P4">Responsable : Nelly</text:p>
        </text:list-item>
      </text:list>
      <text:p text:style-name="P3">Tache 4 : Carmentran</text:p>
      <text:list text:style-name="L1">
        <text:list-item>
          <text:p text:style-name="P4">Construction d’une caricature de Jeff Bezos. Aller chercher le bois et fabrication du carmentran. </text:p>
        </text:list-item>
        <text:list-item>
          <text:p text:style-name="P4">Date : </text:p>
        </text:list-item>
        <text:list-item>
          <text:p text:style-name="P4">Responsable : Toute l’équipe</text:p>
        </text:list-item>
      </text:list>
      <text:p text:style-name="P3">Tache 5 : Réservation de la salle : </text:p>
      <text:list text:style-name="L1">
        <text:list-item>
          <text:p text:style-name="P4">Aller demander de reserver la salle auprès de la Mairie .</text:p>
        </text:list-item>
        <text:list-item>
          <text:p text:style-name="P4">Date : fin septembre</text:p>
        </text:list-item>
        <text:list-item>
          <text:p text:style-name="P4">Responsable : Véronique</text:p>
        </text:list-item>
      </text:list>
      <text:p text:style-name="P3">Tâche 6 : Contacter les invités : </text:p>
      <text:list text:style-name="L1">
        <text:list-item>
          <text:p text:style-name="P4">Contacter les résidants de l’Ehpad pour les inviter à la kermesse. </text:p>
        </text:list-item>
        <text:list-item>
          <text:p text:style-name="P4">Date : Les résidants de l’Ehpad seront invité en mars/avril. </text:p>
        </text:list-item>
        <text:list-item>
          <text:p text:style-name="P4">Responsable : Véronique</text:p>
        </text:list-item>
      </text:list>
      <text:p text:style-name="P3">Tâche 7 : Préparer les supports </text:p>
      <text:list text:style-name="L1">
        <text:list-item>
          <text:p text:style-name="P4">Communication du le bulletin municipale, le site internet <text:s/>et le panneau d’affichage de la mairie</text:p>
        </text:list-item>
        <text:list-item>
          <text:p text:style-name="P4">Date : </text:p>
        </text:list-item>
        <text:list-item>
          <text:p text:style-name="P4">Responsable : Véronique</text:p>
        </text:list-item>
      </text:list>
      <text:p text:style-name="P3">Tâche 8 : Préparer l’activité VR</text:p>
      <text:list text:style-name="L1">
        <text:list-item>
          <text:p text:style-name="P4">Location des casques VR. Filmer le cimetière pour pouvoir faire la présentation 3d.</text:p>
        </text:list-item>
        <text:list-item>
          <text:p text:style-name="P4">Date : </text:p>
        </text:list-item>
        <text:list-item>
          <text:p text:style-name="P4">Responsable : bastien</text:p>
        </text:list-item>
      </text:list>
      <text:p text:style-name="P5"/>
      <text:p text:style-name="P3">Tache 3 : S’occuper de la collation </text:p>
      <text:list text:style-name="L1">
        <text:list-item>
          <text:p text:style-name="P4">Un concours de fabrication de soupes froides. Annonce sur le bulletin municipale et le prix sera un bon d’achat sur Amazon. Avec des produits régionaux. Le bar aussi fera de l’argent.</text:p>
        </text:list-item>
        <text:list-item>
          <text:p text:style-name="P4">Date : </text:p>
        </text:list-item>
        <text:list-item>
          <text:p text:style-name="P4">Responsable : Jean marc</text:p>
        </text:list-item>
      </text:list>
      <text:p text:style-name="P3">Tâche 7 : La communication : </text:p>
      <text:list text:style-name="L1">
        <text:list-item>
          <text:p text:style-name="P4">Prendre contact avec les influenceurs qui viendront sur l’évènement.</text:p>
        </text:list-item>
        <text:list-item>
          <text:p text:style-name="P4"><text:tab/>b) Date : </text:p>
        </text:list-item>
        <text:list-item>
          <text:p text:style-name="P4"><text:tab/>c) Responsable : Nelly</text:p>
        </text:list-item>
      </text:list>
      <text:p text:style-name="P5"/>
      <text:p text:style-name="P3"/>
      <text:p text:style-name="P3"/>
      <text:p text:style-name="P3"/>
      <text:p text:style-name="P3"><text:span text:style-name="T1">Résumé à haute voix</text:span><text:s/>: fait par un participant de la réunion et transcrit avec LinS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